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da1" svg:font-family="Mada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Gentium Bas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ị̱̋ ị̱̋ ị̱̋ ị̱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da1" svg:font-family="Mada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Mada" style:font-family-complex="Ma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da1" style:font-family-complex="Mad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da1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da1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0:30:27.360245583</meta:creation-date>
    <dc:date>2018-04-29T00:31:11.449812091</dc:date>
    <meta:editing-duration>PT47S</meta:editing-duration>
    <meta:editing-cycles>1</meta:editing-cycles>
    <meta:document-statistic meta:table-count="0" meta:image-count="0" meta:object-count="0" meta:page-count="1" meta:paragraph-count="1" meta:word-count="4" meta:character-count="7" meta:non-whitespace-character-count="4"/>
    <meta:generator>LibreOfficeDev/6.1.0.0.alpha1$Linux_X86_64 LibreOffice_project/fb0a81d04cc4b425bbd7dd9b8e32d8d9b6c3bc4e</meta:generator>
  </office:meta>
</office:document-meta>
</file>